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435d" officeooo:paragraph-rsid="0006435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quity</text:p>
      <text:p text:style-name="P1"/>
      <text:p text:style-name="P1">Sam H: 1/3</text:p>
      <text:p text:style-name="P1">Sam W: 1/3</text:p>
      <text:p text:style-name="P1">Kishalay: 1/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1T16:17:39.410673847</meta:creation-date>
    <dc:date>2018-12-21T16:18:57.358717390</dc:date>
    <meta:editing-duration>PT1M18S</meta:editing-duration>
    <meta:editing-cycles>1</meta:editing-cycles>
    <meta:document-statistic meta:table-count="0" meta:image-count="0" meta:object-count="0" meta:page-count="1" meta:paragraph-count="4" meta:word-count="9" meta:character-count="39" meta:non-whitespace-character-count="34"/>
    <meta:generator>LibreOffice/6.1.2.1$Linux_X86_64 LibreOffice_project/65905a128db06ba48db947242809d14d3f9a93fe</meta:generator>
  </office:meta>
</office:document-meta>
</file>